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04mm"/>
    </style:style>
    <style:style style:name="ro1" style:family="table-row">
      <style:table-row-properties style:row-height="1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fo:font-size="14pt" fo:font-weight="bold" style:font-weight-asian="bold" style:font-weight-complex="600"/>
    </style:style>
    <style:style style:name="ce2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600" fo:hyphenate="true"/>
    </style:style>
    <style:style style:name="ce3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normal" style:font-weight-asian="normal" style:font-weight-complex="normal" fo:hyphenate="true"/>
    </style:style>
    <style:style style:name="ce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8pt" fo:font-weight="normal" style:font-weight-asian="normal" style:font-weight-complex="normal" fo:hyphenate="true"/>
    </style:style>
    <style:style style:name="ce5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bold" fo:hyphenate="true"/>
    </style:style>
    <style:style style:name="ce6" style:family="table-cell" style:parent-style-name="Default" style:data-style-name="N100">
      <style:table-cell-properties style:text-align-source="fix" style:repeat-content="false" fo:wrap-option="wrap" fo:border="1.76pt solid #000000" style:vertical-align="middle"/>
      <style:paragraph-properties fo:text-align="center"/>
      <style:text-properties fo:font-size="18pt" fo:font-weight="normal" style:font-weight-asian="normal" style:font-weight-complex="normal" fo:hyphenate="false"/>
    </style:style>
    <style:style style:name="ce7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 style:font-weight-asian="bold" style:font-weight-complex="600" fo:hyphenate="true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000000"/>
    </style:style>
    <style:style style:name="ce11" style:family="table-cell" style:parent-style-name="Default" style:data-style-name="N100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4pt"/>
    </style:style>
    <style:style style:name="ce12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1.76pt solid #000000" style:vertical-align="middle"/>
      <style:paragraph-properties fo:text-align="center"/>
      <style:text-properties fo:font-size="12pt" fo:font-weight="bold" style:font-weight-asian="bold" style:font-weight-complex="600" fo:hyphenate="true"/>
    </style:style>
    <style:style style:name="ce13" style:family="table-cell" style:parent-style-name="Default" style:data-style-name="N100">
      <style:table-cell-properties fo:border-bottom="1.76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 style:font-weight-asian="bold" style:font-weight-complex="600" fo:hyphenate="true"/>
    </style:style>
    <style:style style:name="ce14" style:family="table-cell" style:parent-style-name="Default" style:data-style-name="N104">
      <style:table-cell-properties style:text-align-source="fix" style:repeat-content="false" fo:wrap-option="wrap" fo:border="1.76pt solid #000000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15" style:family="table-cell" style:parent-style-name="Default" style:data-style-name="N104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0pt" fo:font-weight="normal" style:font-weight-asian="normal" style:font-weight-complex="normal" fo:hyphenate="true"/>
    </style:style>
    <style:style style:name="ce16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fo:font-size="8pt" fo:font-weight="bold" style:font-weight-asian="bold" style:font-weight-complex="bold" fo:hyphenate="true"/>
    </style:style>
    <style:style style:name="ce17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fo:font-size="10pt" fo:font-weight="bold" style:font-weight-asian="bold" style:font-weight-complex="bold" fo:hyphenate="true"/>
    </style:style>
    <style:style style:name="ce18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76pt solid #000000" fo:border-top="1.76pt solid #000000" style:vertical-align="middle"/>
      <style:paragraph-properties fo:text-align="center"/>
      <style:text-properties fo:font-size="10pt" fo:font-weight="bold" style:font-weight-asian="bold" style:font-weight-complex="bold" fo:hyphenate="true"/>
    </style:style>
    <style:style style:name="ce19" style:family="table-cell" style:parent-style-name="Default" style:data-style-name="N100">
      <style:table-cell-properties fo:border-bottom="1.76pt solid #000000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fo:font-size="10pt" fo:font-weight="bold" style:font-weight-asian="bold" style:font-weight-complex="bold" fo:hyphenate="true"/>
    </style:style>
    <style:style style:name="ce20" style:family="table-cell" style:parent-style-name="Default" style:data-style-name="N113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21" style:family="table-cell" style:parent-style-name="Default" style:data-style-name="N113">
      <style:table-cell-properties fo:border-bottom="0.74pt solid #000000" style:text-align-source="fix" style:repeat-content="false" fo:wrap-option="wrap" fo:border-left="0.74pt solid #000000" fo:border-right="0.74pt solid #000000" fo:border-top="1.76pt solid #000000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22" style:family="table-cell" style:parent-style-name="Default" style:data-style-name="N113">
      <style:table-cell-properties fo:border-bottom="1.76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23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600" fo:hyphenate="false"/>
    </style:style>
    <style:style style:name="ce24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bold" fo:hyphenate="false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Custos com os recursos humanos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ID do Recurso</text:p>
          </table:table-cell>
          <table:table-cell table:style-name="ce2" office:value-type="string" calcext:value-type="string">
            <text:p>Cargo</text:p>
          </table:table-cell>
          <table:table-cell table:style-name="ce2" office:value-type="string" calcext:value-type="string">
            <text:p>Salário</text:p>
          </table:table-cell>
          <table:table-cell table:style-name="ce2" office:value-type="string" calcext:value-type="string">
            <text:p>Custo</text:p>
          </table:table-cell>
          <table:table-cell table:style-name="ce2" office:value-type="string" calcext:value-type="string">
            <text:p>Custo por hora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8" office:value-type="string" calcext:value-type="string">
            <text:p>Gestor de Projetos</text:p>
          </table:table-cell>
          <table:table-cell table:style-name="ce15" office:value-type="currency" office:currency="BRL" office:value="6225" calcext:value-type="currency">
            <text:p>R$ 6.225,00</text:p>
          </table:table-cell>
          <table:table-cell table:style-name="ce15" table:formula="of:=[Planilha1.D4]*2" office:value-type="currency" office:currency="BRL" office:value="12450" calcext:value-type="currency">
            <text:p>R$ 12.450,00</text:p>
          </table:table-cell>
          <table:table-cell table:style-name="ce15" table:formula="of:=[Planilha1.E4]/176" office:value-type="currency" office:currency="BRL" office:value="70.7386363636364" calcext:value-type="currency">
            <text:p>R$ 70,74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9" office:value-type="string" calcext:value-type="string">
            <text:p>Admin. de Banco de Dados</text:p>
          </table:table-cell>
          <table:table-cell table:style-name="ce15" office:value-type="currency" office:currency="BRL" office:value="2382" calcext:value-type="currency">
            <text:p>R$ 2.382,00</text:p>
          </table:table-cell>
          <table:table-cell table:style-name="ce15" table:formula="of:=[Planilha1.D5]*2" office:value-type="currency" office:currency="BRL" office:value="4764" calcext:value-type="currency">
            <text:p>R$ 4.764,00</text:p>
          </table:table-cell>
          <table:table-cell table:style-name="ce15" table:formula="of:=[Planilha1.E5]/176" office:value-type="currency" office:currency="BRL" office:value="27.0681818181818" calcext:value-type="currency">
            <text:p>R$ 27,07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C</text:p>
          </table:table-cell>
          <table:table-cell table:style-name="ce9" office:value-type="string" calcext:value-type="string">
            <text:p>Programador WEB</text:p>
          </table:table-cell>
          <table:table-cell table:style-name="ce15" office:value-type="currency" office:currency="BRL" office:value="2287" calcext:value-type="currency">
            <text:p>R$ 2.287,00</text:p>
          </table:table-cell>
          <table:table-cell table:style-name="ce15" table:formula="of:=[Planilha1.D6]*2" office:value-type="currency" office:currency="BRL" office:value="4574" calcext:value-type="currency">
            <text:p>R$ 4.574,00</text:p>
          </table:table-cell>
          <table:table-cell table:style-name="ce15" table:formula="of:=[Planilha1.E6]/176" office:value-type="currency" office:currency="BRL" office:value="25.9886363636364" calcext:value-type="currency">
            <text:p>R$ 25,99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D</text:p>
          </table:table-cell>
          <table:table-cell table:style-name="ce9" office:value-type="string" calcext:value-type="string">
            <text:p>Programador JavaScript</text:p>
          </table:table-cell>
          <table:table-cell table:style-name="ce15" office:value-type="currency" office:currency="BRL" office:value="3479" calcext:value-type="currency">
            <text:p>R$ 3.479,00</text:p>
          </table:table-cell>
          <table:table-cell table:style-name="ce15" table:formula="of:=[Planilha1.D7]*2" office:value-type="currency" office:currency="BRL" office:value="6958" calcext:value-type="currency">
            <text:p>R$ 6.958,00</text:p>
          </table:table-cell>
          <table:table-cell table:style-name="ce15" table:formula="of:=[Planilha1.E7]/176" office:value-type="currency" office:currency="BRL" office:value="39.5340909090909" calcext:value-type="currency">
            <text:p>R$ 39,53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E</text:p>
          </table:table-cell>
          <table:table-cell table:style-name="ce10" office:value-type="string" calcext:value-type="string">
            <text:p>Testador</text:p>
          </table:table-cell>
          <table:table-cell table:style-name="ce15" office:value-type="currency" office:currency="BRL" office:value="800" calcext:value-type="currency">
            <text:p>R$ 800,00</text:p>
          </table:table-cell>
          <table:table-cell table:style-name="ce15" table:formula="of:=[Planilha1.D8]*2" office:value-type="currency" office:currency="BRL" office:value="1600" calcext:value-type="currency">
            <text:p>R$ 1.600,00</text:p>
          </table:table-cell>
          <table:table-cell table:style-name="ce15" table:formula="of:=[Planilha1.E8]/176" office:value-type="currency" office:currency="BRL" office:value="9.09090909090909" calcext:value-type="currency">
            <text:p>R$ 9,09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F</text:p>
          </table:table-cell>
          <table:table-cell table:style-name="ce10" office:value-type="string" calcext:value-type="string">
            <text:p>Analista de Teste</text:p>
          </table:table-cell>
          <table:table-cell table:style-name="ce15" office:value-type="currency" office:currency="BRL" office:value="1000" calcext:value-type="currency">
            <text:p>R$ 1.000,00</text:p>
          </table:table-cell>
          <table:table-cell table:style-name="ce15" table:formula="of:=[Planilha1.D9]*2" office:value-type="currency" office:currency="BRL" office:value="2000" calcext:value-type="currency">
            <text:p>R$ 2.000,00</text:p>
          </table:table-cell>
          <table:table-cell table:style-name="ce15" table:formula="of:=[Planilha1.E9]/176" office:value-type="currency" office:currency="BRL" office:value="11.3636363636364" calcext:value-type="currency">
            <text:p>R$ 11,36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4" office:value-type="string" calcext:value-type="string" table:number-columns-spanned="11" table:number-rows-spanned="1">
            <text:p>Distribuição em horas</text:p>
          </table:table-cell>
          <table:covered-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Mês</text:p>
          </table:table-cell>
          <table:table-cell table:style-name="ce5" office:value-type="string" calcext:value-type="string" table:number-columns-spanned="1" table:number-rows-spanned="2">
            <text:p>ID da Atividade</text:p>
          </table:table-cell>
          <table:table-cell table:style-name="ce16" office:value-type="string" calcext:value-type="string" table:number-columns-spanned="1" table:number-rows-spanned="2">
            <text:p>Predecessora</text:p>
          </table:table-cell>
          <table:table-cell table:style-name="ce5" office:value-type="string" calcext:value-type="string" table:number-columns-spanned="6" table:number-rows-spanned="1">
            <text:p>Recursos</text:p>
          </table:table-cell>
          <table:covered-table-cell table:number-columns-repeated="5"/>
          <table:table-cell table:style-name="ce24" office:value-type="string" calcext:value-type="string" table:number-columns-spanned="1" table:number-rows-spanned="2">
            <text:p>Custo por atividade</text:p>
          </table:table-cell>
          <table:table-cell table:style-name="ce24" office:value-type="string" calcext:value-type="string" table:number-columns-spanned="1" table:number-rows-spanned="2">
            <text:p>Custo por Fase</text:p>
          </table:table-cell>
        </table:table-row>
        <table:table-row table:style-name="ro1">
          <table:table-cell/>
          <table:covered-table-cell table:number-columns-repeated="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" table:number-rows-spanned="16">
            <text:p>1</text:p>
          </table:table-cell>
          <table:table-cell table:style-name="ce11" office:value-type="string" calcext:value-type="string" table:number-columns-spanned="10" table:number-rows-spanned="1">
            <text:p>Fase: Planejament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7" office:value-type="string" calcext:value-type="string">
            <text:p>1</text:p>
          </table:table-cell>
          <table:table-cell table:style-name="ce17"/>
          <table:table-cell table:style-name="ce20" table:formula="of:=8" office:value-type="float" office:value="8" calcext:value-type="float">
            <text:p>8</text:p>
          </table:table-cell>
          <table:table-cell table:style-name="ce20" table:number-columns-repeated="5"/>
          <table:table-cell table:style-name="ce14" table:formula="of:=([.E15]*[.F4])+([.F15]*[.F5])+([.G15]*[.F6])+([.H15]*[.F7])+([.I15]*[.F8])+([.J15]*[.F9])" office:value-type="currency" office:currency="BRL" office:value="565.909090909091" calcext:value-type="currency">
            <text:p>R$ 565,91</text:p>
          </table:table-cell>
          <table:table-cell table:style-name="ce14" table:formula="of:=[.K15]+[.K16]+[.K17]+[.K18]+[.K19]" office:value-type="currency" office:currency="BRL" office:value="2022.98863636364" calcext:value-type="currency" table:number-columns-spanned="1" table:number-rows-spanned="5">
            <text:p>R$ 2.022,99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2</text:p>
          </table:table-cell>
          <table:table-cell table:style-name="ce17" office:value-type="string" calcext:value-type="string">
            <text:p>1</text:p>
          </table:table-cell>
          <table:table-cell table:style-name="ce20" table:formula="of:=8" office:value-type="float" office:value="8" calcext:value-type="float">
            <text:p>8</text:p>
          </table:table-cell>
          <table:table-cell table:style-name="ce20" table:number-columns-repeated="5"/>
          <table:table-cell table:style-name="ce14" table:formula="of:=([Planilha1.E16]*[Planilha1.F4])+([Planilha1.F16]*[Planilha1.F5])+([Planilha1.G16]*[Planilha1.F6])+([Planilha1.H16]*[Planilha1.F7])+([Planilha1.I16]*[Planilha1.F8])+([Planilha1.J16]*[Planilha1.F9])" office:value-type="currency" office:currency="BRL" office:value="565.909090909091" calcext:value-type="currency">
            <text:p>R$ 565,91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3</text:p>
          </table:table-cell>
          <table:table-cell table:style-name="ce17" office:value-type="string" calcext:value-type="string">
            <text:p>1, 2</text:p>
          </table:table-cell>
          <table:table-cell table:style-name="ce20" table:formula="of:=8" office:value-type="float" office:value="8" calcext:value-type="float">
            <text:p>8</text:p>
          </table:table-cell>
          <table:table-cell table:style-name="ce20" table:number-columns-repeated="5"/>
          <table:table-cell table:style-name="ce14" table:formula="of:=([Planilha1.E17]*[Planilha1.F4])+([Planilha1.F17]*[Planilha1.F5])+([Planilha1.G17]*[Planilha1.F6])+([Planilha1.H17]*[Planilha1.F7])+([Planilha1.I17]*[Planilha1.F8])+([Planilha1.J17]*[Planilha1.F9])" office:value-type="currency" office:currency="BRL" office:value="565.909090909091" calcext:value-type="currency">
            <text:p>R$ 565,91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<text:s/>4</text:p>
          </table:table-cell>
          <table:table-cell table:style-name="ce17" office:value-type="string" calcext:value-type="string">
            <text:p>1, 2, 3</text:p>
          </table:table-cell>
          <table:table-cell table:style-name="ce20" table:formula="of:=1" office:value-type="float" office:value="1" calcext:value-type="float">
            <text:p>1</text:p>
          </table:table-cell>
          <table:table-cell table:style-name="ce20" table:formula="of:=1" office:value-type="float" office:value="1" calcext:value-type="float">
            <text:p>1</text:p>
          </table:table-cell>
          <table:table-cell table:style-name="ce20" table:formula="of:=1" office:value-type="float" office:value="1" calcext:value-type="float">
            <text:p>1</text:p>
          </table:table-cell>
          <table:table-cell table:style-name="ce20" table:formula="of:=1" office:value-type="float" office:value="1" calcext:value-type="float">
            <text:p>1</text:p>
          </table:table-cell>
          <table:table-cell table:style-name="ce20" table:formula="of:=1" office:value-type="float" office:value="1" calcext:value-type="float">
            <text:p>1</text:p>
          </table:table-cell>
          <table:table-cell table:style-name="ce20" table:formula="of:=1" office:value-type="float" office:value="1" calcext:value-type="float">
            <text:p>1</text:p>
          </table:table-cell>
          <table:table-cell table:style-name="ce14" table:formula="of:=([Planilha1.E18]*[Planilha1.F4])+([Planilha1.F18]*[Planilha1.F5])+([Planilha1.G18]*[Planilha1.F6])+([Planilha1.H18]*[Planilha1.F7])+([Planilha1.I18]*[Planilha1.F8])+([Planilha1.J18]*[Planilha1.F9])" office:value-type="currency" office:currency="BRL" office:value="183.784090909091" calcext:value-type="currency">
            <text:p>R$ 183,78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5</text:p>
          </table:table-cell>
          <table:table-cell table:style-name="ce17" office:value-type="string" calcext:value-type="string">
            <text:p>1, 2, 3, 4</text:p>
          </table:table-cell>
          <table:table-cell table:style-name="ce20" table:formula="of:=2" office:value-type="float" office:value="2" calcext:value-type="float">
            <text:p>2</text:p>
          </table:table-cell>
          <table:table-cell table:style-name="ce20" table:number-columns-repeated="5"/>
          <table:table-cell table:style-name="ce14" table:formula="of:=([Planilha1.E19]*[Planilha1.F4])+([Planilha1.F19]*[Planilha1.F5])+([Planilha1.G19]*[Planilha1.F6])+([Planilha1.H19]*[Planilha1.F7])+([Planilha1.I19]*[Planilha1.F8])+([Planilha1.J19]*[Planilha1.F9])" office:value-type="currency" office:currency="BRL" office:value="141.477272727273" calcext:value-type="currency">
            <text:p>R$ 141,48</text:p>
          </table:table-cell>
          <table:covered-table-cell/>
        </table:table-row>
        <table:table-row table:style-name="ro1">
          <table:table-cell/>
          <table:covered-table-cell/>
          <table:table-cell table:style-name="ce11" office:value-type="string" calcext:value-type="string" table:number-columns-spanned="10" table:number-rows-spanned="1">
            <text:p>Fase: Elaboraçã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7" office:value-type="string" calcext:value-type="string">
            <text:p>1</text:p>
          </table:table-cell>
          <table:table-cell table:style-name="ce17"/>
          <table:table-cell table:style-name="ce20" table:formula="of:=8" office:value-type="float" office:value="8" calcext:value-type="float">
            <text:p>8</text:p>
          </table:table-cell>
          <table:table-cell table:style-name="ce20" table:number-columns-repeated="5"/>
          <table:table-cell table:style-name="ce14" table:formula="of:=([Planilha1.E21]*[Planilha1.F4])+([Planilha1.F21]*[Planilha1.F5])+([Planilha1.G21]*[Planilha1.F6])+([Planilha1.H21]*[Planilha1.F7])+([Planilha1.I21]*[Planilha1.F8])+([Planilha1.J21]*[Planilha1.F9])" office:value-type="currency" office:currency="BRL" office:value="565.909090909091" calcext:value-type="currency">
            <text:p>R$ 565,91</text:p>
          </table:table-cell>
          <table:table-cell table:style-name="ce14" table:formula="of:=[.K21]+[.K22]+[.K23]+[.K24]" office:value-type="currency" office:currency="BRL" office:value="2971.02272727273" calcext:value-type="currency" table:number-columns-spanned="1" table:number-rows-spanned="4">
            <text:p>R$ 2.971,02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2</text:p>
          </table:table-cell>
          <table:table-cell table:style-name="ce17" office:value-type="string" calcext:value-type="string">
            <text:p>1</text:p>
          </table:table-cell>
          <table:table-cell table:style-name="ce20" table:formula="of:=8*2" office:value-type="float" office:value="16" calcext:value-type="float">
            <text:p>16</text:p>
          </table:table-cell>
          <table:table-cell table:style-name="ce20" table:number-columns-repeated="5"/>
          <table:table-cell table:style-name="ce14" table:formula="of:=([Planilha1.E22]*[Planilha1.F4])+([Planilha1.F22]*[Planilha1.F5])+([Planilha1.G22]*[Planilha1.F6])+([Planilha1.H22]*[Planilha1.F7])+([Planilha1.I22]*[Planilha1.F8])+([Planilha1.J22]*[Planilha1.F9])" office:value-type="currency" office:currency="BRL" office:value="1131.81818181818" calcext:value-type="currency">
            <text:p>R$ 1.131,82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3</text:p>
          </table:table-cell>
          <table:table-cell table:style-name="ce17" office:value-type="string" calcext:value-type="string">
            <text:p>1, 2</text:p>
          </table:table-cell>
          <table:table-cell table:style-name="ce20" table:formula="of:=8*2" office:value-type="float" office:value="16" calcext:value-type="float">
            <text:p>16</text:p>
          </table:table-cell>
          <table:table-cell table:style-name="ce20" table:number-columns-repeated="5"/>
          <table:table-cell table:style-name="ce14" table:formula="of:=([Planilha1.E23]*[Planilha1.F4])+([Planilha1.F23]*[Planilha1.F5])+([Planilha1.G23]*[Planilha1.F6])+([Planilha1.H23]*[Planilha1.F7])+([Planilha1.I23]*[Planilha1.F8])+([Planilha1.J23]*[Planilha1.F9])" office:value-type="currency" office:currency="BRL" office:value="1131.81818181818" calcext:value-type="currency">
            <text:p>R$ 1.131,82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4</text:p>
          </table:table-cell>
          <table:table-cell table:style-name="ce17" office:value-type="string" calcext:value-type="string">
            <text:p>1, 2, 3</text:p>
          </table:table-cell>
          <table:table-cell table:style-name="ce20" table:formula="of:=2" office:value-type="float" office:value="2" calcext:value-type="float">
            <text:p>2</text:p>
          </table:table-cell>
          <table:table-cell table:style-name="ce20" table:number-columns-repeated="5"/>
          <table:table-cell table:style-name="ce14" table:formula="of:=([Planilha1.E24]*[Planilha1.F4])+([Planilha1.F24]*[Planilha1.F5])+([Planilha1.G24]*[Planilha1.F6])+([Planilha1.H24]*[Planilha1.F7])+([Planilha1.I24]*[Planilha1.F8])+([Planilha1.J24]*[Planilha1.F9])" office:value-type="currency" office:currency="BRL" office:value="141.477272727273" calcext:value-type="currency">
            <text:p>R$ 141,48</text:p>
          </table:table-cell>
          <table:covered-table-cell/>
        </table:table-row>
        <table:table-row table:style-name="ro1">
          <table:table-cell/>
          <table:covered-table-cell/>
          <table:table-cell table:style-name="ce11" office:value-type="string" calcext:value-type="string" table:number-columns-spanned="10" table:number-rows-spanned="1">
            <text:p>Fase: Construçã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7" office:value-type="string" calcext:value-type="string">
            <text:p>1</text:p>
          </table:table-cell>
          <table:table-cell table:style-name="ce17"/>
          <table:table-cell table:style-name="ce20"/>
          <table:table-cell table:style-name="ce20" table:formula="of:=4" office:value-type="float" office:value="4" calcext:value-type="float">
            <text:p>4</text:p>
          </table:table-cell>
          <table:table-cell table:style-name="ce20" table:formula="of:=4" office:value-type="float" office:value="4" calcext:value-type="float">
            <text:p>4</text:p>
          </table:table-cell>
          <table:table-cell table:style-name="ce20" table:number-columns-repeated="3"/>
          <table:table-cell table:style-name="ce14" table:formula="of:=([.E26]*[.F4])+([.F26]*[.F5])+([.G26]*[.F6])+([.H26]*[.F7])+([.I26]*[.F8])+([.J26]*[.F9])" office:value-type="currency" office:currency="BRL" office:value="212.227272727273" calcext:value-type="currency">
            <text:p>R$ 212,23</text:p>
          </table:table-cell>
          <table:table-cell table:style-name="ce14" table:formula="of:=[.K26]+[.K27]+[.K28]+[.K29]+[.K30]+[.K31]+[.K32]+[.K33]+[.K34]+[.K35]+[.K36]+[.K37]+[.K38]" office:value-type="currency" office:currency="BRL" office:value="14796.0113636364" calcext:value-type="currency" table:number-columns-spanned="1" table:number-rows-spanned="13">
            <text:p>R$ 14.796,01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2.1</text:p>
          </table:table-cell>
          <table:table-cell table:style-name="ce17" office:value-type="string" calcext:value-type="string">
            <text:p>1</text:p>
          </table:table-cell>
          <table:table-cell table:style-name="ce20"/>
          <table:table-cell table:style-name="ce20" table:formula="of:=8*10" office:value-type="float" office:value="80" calcext:value-type="float">
            <text:p>80</text:p>
          </table:table-cell>
          <table:table-cell table:style-name="ce20" table:number-columns-repeated="4"/>
          <table:table-cell table:style-name="ce14" table:formula="of:=([.E27]*[.F4])+([.F27]*[.F5])+([.G27]*[.F6])+([.H27]*[.F7])+([.I27]*[.F8])+([.J27]*[.F9])" office:value-type="currency" office:currency="BRL" office:value="2165.45454545454" calcext:value-type="currency">
            <text:p>R$ 2.165,45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2.3</text:p>
          </table:table-cell>
          <table:table-cell table:style-name="ce17" office:value-type="string" calcext:value-type="string">
            <text:p>1</text:p>
          </table:table-cell>
          <table:table-cell table:style-name="ce20" table:number-columns-repeated="2"/>
          <table:table-cell table:style-name="ce20" table:formula="of:=8*10" office:value-type="float" office:value="80" calcext:value-type="float">
            <text:p>80</text:p>
          </table:table-cell>
          <table:table-cell table:style-name="ce20" table:number-columns-repeated="3"/>
          <table:table-cell table:style-name="ce14" table:formula="of:=([.E28]*[.F4])+([.F28]*[.F5])+([.G28]*[.F6])+([.H28]*[.F7])+([.I28]*[.F8])+([.J28]*[.F9])" office:value-type="currency" office:currency="BRL" office:value="2079.09090909091" calcext:value-type="currency">
            <text:p>R$ 2.079,09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3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20" table:number-columns-repeated="5"/>
          <table:table-cell table:style-name="ce14" table:formula="of:=([.E29]*[.F4])+([.F29]*[.F5])+([.G29]*[.F6])+([.H29]*[.F7])+([.I29]*[.F8])+([.J29]*[.F9])" office:value-type="currency" office:currency="BRL" office:value="70.7386363636364" calcext:value-type="currency">
            <text:p>R$ 70,74</text:p>
          </table:table-cell>
          <table:covered-table-cell/>
        </table:table-row>
        <table:table-row table:style-name="ro1">
          <table:table-cell/>
          <table:table-cell table:style-name="ce6" office:value-type="string" calcext:value-type="string" table:number-columns-spanned="1" table:number-rows-spanned="5">
            <text:p>2</text:p>
          </table:table-cell>
          <table:table-cell table:style-name="ce12" office:value-type="string" calcext:value-type="string">
            <text:p>2.2</text:p>
          </table:table-cell>
          <table:table-cell table:style-name="ce18" office:value-type="string" calcext:value-type="string">
            <text:p>1, 2.1</text:p>
          </table:table-cell>
          <table:table-cell table:style-name="ce21" table:number-columns-repeated="3"/>
          <table:table-cell table:style-name="ce21" table:formula="of:=8*17" office:value-type="float" office:value="136" calcext:value-type="float">
            <text:p>136</text:p>
          </table:table-cell>
          <table:table-cell table:style-name="ce21" table:number-columns-repeated="2"/>
          <table:table-cell table:style-name="ce14" table:formula="of:=([.E30]*[.F4])+([.F30]*[.F5])+([.G30]*[.F6])+([.H30]*[.F7])+([.I30]*[.F8])+([.J30]*[.F9])" office:value-type="currency" office:currency="BRL" office:value="5376.63636363636" calcext:value-type="currency">
            <text:p>R$ 5.376,64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2.3</text:p>
          </table:table-cell>
          <table:table-cell table:style-name="ce17" office:value-type="string" calcext:value-type="string">
            <text:p>1</text:p>
          </table:table-cell>
          <table:table-cell table:style-name="ce20" table:number-columns-repeated="2"/>
          <table:table-cell table:style-name="ce20" table:formula="of:=8*4" office:value-type="float" office:value="32" calcext:value-type="float">
            <text:p>32</text:p>
          </table:table-cell>
          <table:table-cell table:style-name="ce20" table:number-columns-repeated="3"/>
          <table:table-cell table:style-name="ce14" table:formula="of:=([.E31]*[.F4])+([.F31]*[.F5])+([.G31]*[.F6])+([.H31]*[.F7])+([.I31]*[.F8])+([.J31]*[.F9])" office:value-type="currency" office:currency="BRL" office:value="831.636363636365" calcext:value-type="currency">
            <text:p>R$ 831,64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4</text:p>
          </table:table-cell>
          <table:table-cell table:style-name="ce17"/>
          <table:table-cell table:style-name="ce20" table:formula="of:=1" office:value-type="float" office:value="1" calcext:value-type="float">
            <text:p>1</text:p>
          </table:table-cell>
          <table:table-cell table:style-name="ce20" table:number-columns-repeated="5"/>
          <table:table-cell table:style-name="ce14" table:formula="of:=([.E32]*[.F4])+([.F32]*[.F5])+([.G32]*[.F6])+([.H32]*[.F7])+([.I32]*[.F8])+([.J32]*[.F9])" office:value-type="currency" office:currency="BRL" office:value="70.7386363636364" calcext:value-type="currency">
            <text:p>R$ 70,74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5.1</text:p>
          </table:table-cell>
          <table:table-cell table:style-name="ce17" office:value-type="string" calcext:value-type="string">
            <text:p>1, 2</text:p>
          </table:table-cell>
          <table:table-cell table:style-name="ce20" table:number-columns-repeated="4"/>
          <table:table-cell table:style-name="ce20" table:formula="of:=8*4" office:value-type="float" office:value="32" calcext:value-type="float">
            <text:p>32</text:p>
          </table:table-cell>
          <table:table-cell table:style-name="ce20"/>
          <table:table-cell table:style-name="ce14" table:formula="of:=([.E33]*[.F4])+([.F33]*[.F5])+([.G33]*[.F6])+([.H33]*[.F7])+([.I33]*[.F8])+([.J33]*[.F9])" office:value-type="currency" office:currency="BRL" office:value="290.909090909091" calcext:value-type="currency">
            <text:p>R$ 290,91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5.2</text:p>
          </table:table-cell>
          <table:table-cell table:style-name="ce17" office:value-type="string" calcext:value-type="string">
            <text:p>5.1</text:p>
          </table:table-cell>
          <table:table-cell table:style-name="ce20" table:number-columns-repeated="5"/>
          <table:table-cell table:style-name="ce20" table:formula="of:=8*1" office:value-type="float" office:value="8" calcext:value-type="float">
            <text:p>8</text:p>
          </table:table-cell>
          <table:table-cell table:style-name="ce14" table:formula="of:=([.E34]*[.F4])+([.F34]*[.F5])+([.G34]*[.F6])+([.H34]*[.F7])+([.I34]*[.F8])+([.J34]*[.F9])" office:value-type="currency" office:currency="BRL" office:value="90.9090909090912" calcext:value-type="currency">
            <text:p>R$ 90,91</text:p>
          </table:table-cell>
          <table:covered-table-cell/>
        </table:table-row>
        <table:table-row table:style-name="ro1">
          <table:table-cell/>
          <table:table-cell table:style-name="ce6" office:value-type="string" calcext:value-type="string" table:number-columns-spanned="1" table:number-rows-spanned="8">
            <text:p>3</text:p>
          </table:table-cell>
          <table:table-cell table:style-name="ce12" office:value-type="string" calcext:value-type="string">
            <text:p>6</text:p>
          </table:table-cell>
          <table:table-cell table:style-name="ce18"/>
          <table:table-cell table:style-name="ce21" table:formula="of:=1" office:value-type="float" office:value="1" calcext:value-type="float">
            <text:p>1</text:p>
          </table:table-cell>
          <table:table-cell table:style-name="ce21" table:number-columns-repeated="5"/>
          <table:table-cell table:style-name="ce14" table:formula="of:=([.E35]*[.F4])+([.F35]*[.F5])+([.G35]*[.F6])+([.H35]*[.F7])+([.I35]*[.F8])+([.J35]*[.F9])" office:value-type="currency" office:currency="BRL" office:value="70.7386363636364" calcext:value-type="currency">
            <text:p>R$ 70,74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7</text:p>
          </table:table-cell>
          <table:table-cell table:style-name="ce17" office:value-type="string" calcext:value-type="string">
            <text:p>1, 2, 5</text:p>
          </table:table-cell>
          <table:table-cell table:style-name="ce20" table:formula="of:=8*1" office:value-type="float" office:value="8" calcext:value-type="float">
            <text:p>8</text:p>
          </table:table-cell>
          <table:table-cell table:style-name="ce20" table:number-columns-repeated="5"/>
          <table:table-cell table:style-name="ce14" table:formula="of:=([.E36]*[.F4])+([.F36]*[.F5])+([.G36]*[.F6])+([.H36]*[.F7])+([.I36]*[.F8])+([.J36]*[.F9])" office:value-type="currency" office:currency="BRL" office:value="565.909090909091" calcext:value-type="currency">
            <text:p>R$ 565,91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8</text:p>
          </table:table-cell>
          <table:table-cell table:style-name="ce17" office:value-type="string" calcext:value-type="string">
            <text:p>1, 2, 5, 7</text:p>
          </table:table-cell>
          <table:table-cell table:style-name="ce20" table:formula="of:=8*5" office:value-type="float" office:value="40" calcext:value-type="float">
            <text:p>40</text:p>
          </table:table-cell>
          <table:table-cell table:style-name="ce20" table:number-columns-repeated="5"/>
          <table:table-cell table:style-name="ce14" table:formula="of:=([.E37]*[.F4])+([.F37]*[.F5])+([.G37]*[.F6])+([.H37]*[.F7])+([.I37]*[.F8])+([.J37]*[.F9])" office:value-type="currency" office:currency="BRL" office:value="2829.54545454546" calcext:value-type="currency">
            <text:p>R$ 2.829,55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9</text:p>
          </table:table-cell>
          <table:table-cell table:style-name="ce17" office:value-type="string" calcext:value-type="string">
            <text:p>1, 2, 3, 4, 5, 6, 7, 8</text:p>
          </table:table-cell>
          <table:table-cell table:style-name="ce20" table:formula="of:=2" office:value-type="float" office:value="2" calcext:value-type="float">
            <text:p>2</text:p>
          </table:table-cell>
          <table:table-cell table:style-name="ce20" table:number-columns-repeated="5"/>
          <table:table-cell table:style-name="ce14" table:formula="of:=([.E38]*[.F4])+([.F38]*[.F5])+([.G38]*[.F6])+([.H38]*[.F7])+([.I38]*[.F8])+([.J38]*[.F9])" office:value-type="currency" office:currency="BRL" office:value="141.477272727273" calcext:value-type="currency">
            <text:p>R$ 141,48</text:p>
          </table:table-cell>
          <table:covered-table-cell/>
        </table:table-row>
        <table:table-row table:style-name="ro1">
          <table:table-cell/>
          <table:covered-table-cell/>
          <table:table-cell table:style-name="ce11" office:value-type="string" calcext:value-type="string" table:number-columns-spanned="10" table:number-rows-spanned="1">
            <text:p>Fase: Encerrament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7" office:value-type="string" calcext:value-type="string">
            <text:p>1</text:p>
          </table:table-cell>
          <table:table-cell table:style-name="ce17"/>
          <table:table-cell table:style-name="ce20" table:formula="of:=8*5" office:value-type="float" office:value="40" calcext:value-type="float">
            <text:p>40</text:p>
          </table:table-cell>
          <table:table-cell table:style-name="ce20" table:number-columns-repeated="5"/>
          <table:table-cell table:style-name="ce14" table:formula="of:=([.E40]*[.F4])+([.F40]*[.F5])+([.G40]*[.F6])+([.H40]*[.F7])+([.I40]*[.F8])+([.J40]*[.F9])" office:value-type="currency" office:currency="BRL" office:value="2829.54545454546" calcext:value-type="currency">
            <text:p>R$ 2.829,55</text:p>
          </table:table-cell>
          <table:table-cell table:style-name="ce14" table:formula="of:=[.K40]+[.L41]+[.K42]" office:value-type="currency" office:currency="BRL" office:value="2971.02272727273" calcext:value-type="currency" table:number-columns-spanned="1" table:number-rows-spanned="3">
            <text:p>R$ 2.971,02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2</text:p>
          </table:table-cell>
          <table:table-cell table:style-name="ce17" office:value-type="string" calcext:value-type="string">
            <text:p>1</text:p>
          </table:table-cell>
          <table:table-cell table:style-name="ce20" table:formula="of:=8*1" office:value-type="float" office:value="8" calcext:value-type="float">
            <text:p>8</text:p>
          </table:table-cell>
          <table:table-cell table:style-name="ce20" table:number-columns-repeated="5"/>
          <table:table-cell table:style-name="ce14" table:formula="of:=([.E41]*[.F4])+([.F41]*[.F5])+([.G41]*[.F6])+([.H41]*[.F7])+([.I41]*[.F8])+([.J41]*[.F9])" office:value-type="currency" office:currency="BRL" office:value="565.909090909091" calcext:value-type="currency">
            <text:p>R$ 565,91</text:p>
          </table:table-cell>
          <table:covered-table-cell/>
        </table:table-row>
        <table:table-row table:style-name="ro1">
          <table:table-cell/>
          <table:covered-table-cell/>
          <table:table-cell table:style-name="ce13" office:value-type="string" calcext:value-type="string">
            <text:p>3</text:p>
          </table:table-cell>
          <table:table-cell table:style-name="ce19" office:value-type="string" calcext:value-type="string">
            <text:p>1, 2</text:p>
          </table:table-cell>
          <table:table-cell table:style-name="ce22" table:formula="of:=2" office:value-type="float" office:value="2" calcext:value-type="float">
            <text:p>2</text:p>
          </table:table-cell>
          <table:table-cell table:style-name="ce22" table:number-columns-repeated="5"/>
          <table:table-cell table:style-name="ce14" table:formula="of:=([.E42]*[.F4])+([.F42]*[.F5])+([.G42]*[.F6])+([.H42]*[.F7])+([.I42]*[.F8])+([.J42]*[.F9])" office:value-type="currency" office:currency="BRL" office:value="141.477272727273" calcext:value-type="currency">
            <text:p>R$ 141,48</text:p>
          </table:table-cell>
          <table:covered-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Custos</text:p>
          </table:table-cell>
          <table:covered-table-cell table:number-columns-repeated="8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Mês</text:p>
          </table:table-cell>
          <table:table-cell table:style-name="ce5" office:value-type="string" calcext:value-type="string" table:number-columns-spanned="6" table:number-rows-spanned="1">
            <text:p>Recursos</text:p>
          </table:table-cell>
          <table:covered-table-cell table:number-columns-repeated="5"/>
          <table:table-cell table:style-name="ce23" office:value-type="string" calcext:value-type="string" table:number-columns-spanned="1" table:number-rows-spanned="2">
            <text:p>Recursos Materiais</text:p>
          </table:table-cell>
          <table:table-cell table:style-name="ce23" office:value-type="string" calcext:value-type="string" table:number-columns-spanned="1" table:number-rows-spanned="2">
            <text:p>Custo Acumulado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1</text:p>
          </table:table-cell>
          <table:table-cell table:style-name="ce14" table:formula="of:=([.E15]+[.E16]+[.E17]+[.E18]+[.E19]+[.E21]+[.E22]+[.E23]+[.E24]+[.E26]+[.E27]+[.E28]+[.E29])*[.F4]" office:value-type="currency" office:currency="BRL" office:value="4951.70454545455" calcext:value-type="currency">
            <text:p>R$ 4.951,70</text:p>
          </table:table-cell>
          <table:table-cell table:style-name="ce14" table:formula="of:=([.F15]+[.F16]+[.F17]+[.F18]+[.F19]+[.F21]+[.F22]+[.F23]+[.F24]+[.F26]+[.F27]+[.F28]+[.F29])*[.F5]" office:value-type="currency" office:currency="BRL" office:value="2300.79545454545" calcext:value-type="currency">
            <text:p>R$ 2.300,80</text:p>
          </table:table-cell>
          <table:table-cell table:style-name="ce14" table:formula="of:=([.G15]+[.G16]+[.G17]+[.G18]+[.G19]+[.G21]+[.G22]+[.G23]+[.G24]+[.G26]+[.G27]+[.G28]+[.G29])*[.F6]" office:value-type="currency" office:currency="BRL" office:value="2209.03409090909" calcext:value-type="currency">
            <text:p>R$ 2.209,03</text:p>
          </table:table-cell>
          <table:table-cell table:style-name="ce14" table:formula="of:=([.H15]+[.H16]+[.H17]+[.H18]+[.H19]+[.H21]+[.H22]+[.H23]+[.H24]+[.H26]+[.H27]+[.H28]+[.H29])*[.F7]" office:value-type="currency" office:currency="BRL" office:value="39.5340909090909" calcext:value-type="currency">
            <text:p>R$ 39,53</text:p>
          </table:table-cell>
          <table:table-cell table:style-name="ce14" table:formula="of:=([.I15]+[.I16]+[.I17]+[.I18]+[.I19]+[.I21]+[.I22]+[.I23]+[.I24]+[.I26]+[.I27]+[.I28]+[.I29])*[.F8]" office:value-type="currency" office:currency="BRL" office:value="9.09090909090909" calcext:value-type="currency">
            <text:p>R$ 9,09</text:p>
          </table:table-cell>
          <table:table-cell table:style-name="ce14" table:formula="of:=([.J15]+[.J16]+[.J17]+[.J18]+[.J19]+[.J21]+[.J22]+[.J23]+[.J24]+[.J26]+[.J27]+[.J28]+[.J29])*[.F9]" office:value-type="currency" office:currency="BRL" office:value="11.3636363636364" calcext:value-type="currency">
            <text:p>R$ 11,36</text:p>
          </table:table-cell>
          <table:table-cell table:style-name="ce14" table:formula="of:=350" office:value-type="currency" office:currency="BRL" office:value="350" calcext:value-type="currency">
            <text:p>R$ 350,00</text:p>
          </table:table-cell>
          <table:table-cell table:style-name="ce14" table:formula="of:=[.C47]+[.D47]+[.E47]+[.F47]+[.G47]+[.H47]+[.I47]" office:value-type="currency" office:currency="BRL" office:value="9871.52272727273" calcext:value-type="currency">
            <text:p>R$ 9.871,52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2</text:p>
          </table:table-cell>
          <table:table-cell table:style-name="ce14" table:formula="of:=([.E30]+[.E31]+[.E32]+[.E33]+[.E34])*[.F4]" office:value-type="currency" office:currency="BRL" office:value="70.7386363636364" calcext:value-type="currency">
            <text:p>R$ 70,74</text:p>
          </table:table-cell>
          <table:table-cell table:style-name="ce14" table:formula="of:=([.F30]+[.F31]+[.F32]+[.F33]+[.F34])*[.F5]" office:value-type="currency" office:currency="BRL" office:value="0" calcext:value-type="currency">
            <text:p>R$ 0,00</text:p>
          </table:table-cell>
          <table:table-cell table:style-name="ce14" table:formula="of:=([.G30]+[.G31]+[.G32]+[.G33]+[.G34])*[.F6]" office:value-type="currency" office:currency="BRL" office:value="831.636363636365" calcext:value-type="currency">
            <text:p>R$ 831,64</text:p>
          </table:table-cell>
          <table:table-cell table:style-name="ce14" table:formula="of:=([.H30]+[.H31]+[.H32]+[.H33]+[.H34])*[.F7]" office:value-type="currency" office:currency="BRL" office:value="5376.63636363636" calcext:value-type="currency">
            <text:p>R$ 5.376,64</text:p>
          </table:table-cell>
          <table:table-cell table:style-name="ce14" table:formula="of:=([.I30]+[.I31]+[.I32]+[.I33]+[.I34])*[.F8]" office:value-type="currency" office:currency="BRL" office:value="290.909090909091" calcext:value-type="currency">
            <text:p>R$ 290,91</text:p>
          </table:table-cell>
          <table:table-cell table:style-name="ce14" table:formula="of:=([.J30]+[.J31]+[.J32]+[.J33]+[.J34])*[.F9]" office:value-type="currency" office:currency="BRL" office:value="90.9090909090912" calcext:value-type="currency">
            <text:p>R$ 90,91</text:p>
          </table:table-cell>
          <table:table-cell table:style-name="ce14" table:formula="of:=350" office:value-type="currency" office:currency="BRL" office:value="350" calcext:value-type="currency">
            <text:p>R$ 350,00</text:p>
          </table:table-cell>
          <table:table-cell table:style-name="ce14" table:formula="of:=[.J47]+([.C48]+[.E48]+[.E48]+[.F48]+[.G48]+[.H48]+[.I48])" office:value-type="currency" office:currency="BRL" office:value="17713.9886363636" calcext:value-type="currency">
            <text:p>R$ 17.713,99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3</text:p>
          </table:table-cell>
          <table:table-cell table:style-name="ce14" table:formula="of:=([.E35]+[.E36]+[.E37]+[.E38]+[.E40]+[.E41]+[.E42])*[.F4]" office:value-type="currency" office:currency="BRL" office:value="7144.60227272728" calcext:value-type="currency">
            <text:p>R$ 7.144,60</text:p>
          </table:table-cell>
          <table:table-cell table:style-name="ce14" table:formula="of:=([.F35]+[.F36]+[.F37]+[.F38]+[.F40]+[.F41]+[.F42])*[.F5]" office:value-type="currency" office:currency="BRL" office:value="0" calcext:value-type="currency">
            <text:p>R$ 0,00</text:p>
          </table:table-cell>
          <table:table-cell table:style-name="ce14" table:formula="of:=([.G35]+[.G36]+[.G37]+[.G38]+[.G40]+[.G41]+[.G42])*[.F6]" office:value-type="currency" office:currency="BRL" office:value="0" calcext:value-type="currency">
            <text:p>R$ 0,00</text:p>
          </table:table-cell>
          <table:table-cell table:style-name="ce14" table:formula="of:=([.H35]+[.H36]+[.H37]+[.H38]+[.H40]+[.H41]+[.H42])*[.F7]" office:value-type="currency" office:currency="BRL" office:value="0" calcext:value-type="currency">
            <text:p>R$ 0,00</text:p>
          </table:table-cell>
          <table:table-cell table:style-name="ce14" table:formula="of:=([.I35]+[.I36]+[.I37]+[.I38]+[.I40]+[.I41]+[.I42])*[.F8]" office:value-type="currency" office:currency="BRL" office:value="0" calcext:value-type="currency">
            <text:p>R$ 0,00</text:p>
          </table:table-cell>
          <table:table-cell table:style-name="ce14" table:formula="of:=([.J35]+[.J36]+[.J37]+[.J38]+[.J40]+[.J41]+[.J42])*[.F9]" office:value-type="currency" office:currency="BRL" office:value="0" calcext:value-type="currency">
            <text:p>R$ 0,00</text:p>
          </table:table-cell>
          <table:table-cell table:style-name="ce14" table:formula="of:=350" office:value-type="currency" office:currency="BRL" office:value="350" calcext:value-type="currency">
            <text:p>R$ 350,00</text:p>
          </table:table-cell>
          <table:table-cell table:style-name="ce14" table:formula="of:=[.J48]+([.C49]+[.D49]+[.E49]+[.F49]+[.G49]+[.H49]+[.I49])" office:value-type="currency" office:currency="BRL" office:value="25208.5909090909" calcext:value-type="currency">
            <text:p>R$ 25.208,59</text:p>
          </table:table-cell>
          <table:table-cell table:number-columns-repeated="2"/>
        </table:table-row>
        <table:table-row table:style-name="ro1" table:number-rows-repeated="104852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2" loext:min-decimal-places="2" number:min-integer-digits="1"/>
    </number:number-style>
    <number:number-style style:name="N112">
      <style:text-properties fo:color="#ff0000"/>
      <number:text>-</number:text>
      <number:number number:decimal-places="2" loext:min-decimal-places="2" number:min-integer-digits="1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1">00/00/0000</text:date>, <text:time style:data-style-name="N2" text:time-value="12:53:49.1410095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20:43:18.852727796</meta:creation-date>
    <dc:date>2018-04-01T12:57:38.318670928</dc:date>
    <meta:editing-duration>PT2H16M59S</meta:editing-duration>
    <meta:editing-cycles>14</meta:editing-cycles>
    <meta:generator>LibreOffice/5.1.6.2$Linux_X86_64 LibreOffice_project/10m0$Build-2</meta:generator>
    <meta:document-statistic meta:table-count="1" meta:cell-count="197" meta:object-count="0"/>
  </office:meta>
</office:document-meta>
</file>